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start="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start="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" draw:marker-end-width="0.305cm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7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74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94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95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96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1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fill="none" draw:textarea-vertical-align="middle" loext:decorative="false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6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P38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9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0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543cm" svg:y="17.6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314cm" svg:y="17.6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4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1">6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2.868cm" svg:height="0.854cm" svg:x="17.719cm" svg:y="5.9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4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2" xml:id="id8" draw:id="id8" draw:layer="layout" svg:width="1.702cm" svg:height="0.61cm" svg:x="25.1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7.961cm" svg:height="0.854cm" svg:x="2.114cm" svg:y="21.9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6" draw:layer="layout" svg:width="8.016cm" svg:height="0.854cm" svg:x="2.114cm" svg:y="22.8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8" draw:layer="layout" svg:width="1.713cm" svg:height="0.854cm" svg:x="12.907cm" svg:y="12.5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8" draw:layer="layout" svg:width="2.894cm" svg:height="0.854cm" svg:x="22.919cm" svg:y="12.5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1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xml:id="id9" draw:id="id9" draw:layer="layout" svg:width="0.711cm" svg:height="2.184cm" svg:x="24.001cm" svg:y="15.9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5cm" svg:x2="24.712cm" svg:y2="17.053cm" draw:start-shape="id8" draw:start-glue-point="3" draw:end-shape="id9" draw:end-glue-point="1" svg:d="M25147 17050l-435 3" svg:viewBox="0 0 436 4">
          <text:p/>
        </draw:connector>
        <draw:connector draw:style-name="gr47" draw:text-style-name="P21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8" draw:text-style-name="P31" xml:id="id10" draw:id="id10" draw:layer="layout" svg:width="0.711cm" svg:height="2.184cm" svg:x="2.776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1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50" draw:text-style-name="P21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51" draw:text-style-name="P24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4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13" draw:id="id13" draw:layer="layout" svg:width="0.711cm" svg:height="2.184cm" svg:x="34.554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1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55" draw:text-style-name="P21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1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6" draw:text-style-name="P32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562cm" svg:y1="8.331cm" svg:x2="26.849cm" svg:y2="17.05cm" draw:start-shape="id14" draw:start-glue-point="2" draw:end-shape="id8" draw:end-glue-point="1" svg:d="M36562 8331v8719h-9713" svg:viewBox="0 0 9714 8720">
          <text:p/>
        </draw:connector>
        <draw:custom-shape draw:style-name="gr58" draw:text-style-name="P32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0.548cm" svg:height="0.854cm" svg:x="14.966cm" svg:y="21.0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5" draw:layer="layout" svg:width="6.446cm" svg:height="0.854cm" svg:x="2.1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5" draw:layer="layout" svg:width="7.106cm" svg:height="0.854cm" svg:x="2.1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5" draw:layer="layout" svg:width="6.75cm" svg:height="0.854cm" svg:x="2.1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3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8.279cm" svg:height="0.854cm" svg:x="28.667cm" svg:y="21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0" draw:layer="layout" svg:width="8.279cm" svg:height="0.854cm" svg:x="28.651cm" svg:y="23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10" draw:layer="layout" svg:width="8.143cm" svg:height="0.854cm" svg:x="28.666cm" svg:y="21.7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3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4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6.966cm" svg:height="0.854cm" svg:x="2.114cm" svg:y="21.016cm">
          <text:list text:style-name="L3">
            <text:list-item>
              <text:p text:style-name="P25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5" draw:layer="layout" svg:width="5.76cm" svg:height="0.854cm" svg:x="16.196cm" svg:y="12.3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36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6" draw:layer="layout" svg:width="6.405cm" svg:height="1.346cm" svg:x="14.3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6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38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9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3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2">POST</text:span><text:span text:style-name="T1"> </text:span><text:span text:style-name="T5">challenge</text:span></text:p>
            </text:list-header>
            <text:list-item>
              <text:p text:style-name="P4"><text:span text:style-name="T2">return</text:span></text:p>
            </text:list-item>
            <text:list-item>
              <text:p text:style-name="P4"><text:span text:style-name="T2">permission ticket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1">6. </text:span><text:span text:style-name="T2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94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95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96" draw:text-style-name="P40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6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1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102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4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108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6" draw:layer="layout" svg:width="7.961cm" svg:height="0.854cm" svg:x="1.914cm" svg:y="19.2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6" draw:layer="layout" svg:width="8.016cm" svg:height="0.854cm" svg:x="1.914cm" svg:y="20.1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1.713cm" svg:height="0.854cm" svg:x="12.807cm" svg:y="9.8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28" draw:layer="layout" svg:width="2.894cm" svg:height="0.854cm" svg:x="22.419cm" svg:y="9.8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4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115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16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0" xml:id="id23" draw:id="id23" draw:layer="layout" svg:width="0.711cm" svg:height="2.184cm" svg:x="23.501cm" svg:y="13.2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119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20" draw:text-style-name="P31" xml:id="id24" draw:id="id24" draw:layer="layout" svg:width="0.711cm" svg:height="2.184cm" svg:x="2.776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119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21" draw:text-style-name="P24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27" draw:id="id27" draw:layer="layout" svg:width="0.711cm" svg:height="2.184cm" svg:x="33.954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119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115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24" draw:text-style-name="P32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5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26" draw:text-style-name="P32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6" draw:layer="layout" svg:width="10.548cm" svg:height="0.854cm" svg:x="13.466cm" svg:y="18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3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3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4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4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8.236cm" svg:height="0.854cm" svg:x="1.914cm" svg:y="18.316cm">
          <text:list text:style-name="L3">
            <text:list-item>
              <text:p text:style-name="P25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7 20 13" svg:d="M0 20l10-13 10 13z"/>
    <draw:marker draw:name="Arrowheads_20_35" draw:display-name="Arrowheads 35" svg:viewBox="0 7 20 13" svg:d="M0 20l10-13 10 13z"/>
    <draw:marker draw:name="Arrowheads_20_36" draw:display-name="Arrowheads 36" svg:viewBox="0 7 20 13" svg:d="M0 20l10-13 10 13z"/>
    <draw:marker draw:name="Arrowheads_20_37" draw:display-name="Arrowheads 37" svg:viewBox="0 7 20 13" svg:d="M0 20l10-13 10 13z"/>
    <draw:marker draw:name="Arrowheads_20_38" draw:display-name="Arrowheads 38" svg:viewBox="0 7 20 13" svg:d="M0 20l10-13 10 13z"/>
    <draw:marker draw:name="Arrowheads_20_39" draw:display-name="Arrowheads 39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28T16:16:12.183952372</dc:date>
    <dc:creator>Igor Zboran</dc:creator>
    <meta:editing-duration>P2DT6H30M40S</meta:editing-duration>
    <meta:editing-cycles>476</meta:editing-cycles>
    <meta:generator>LibreOffice/24.2.5.2$Linux_X86_64 LibreOffice_project/d6e8b0f3fc6e8af2b00cf4969fd0d2fa45b9a62e</meta:generator>
    <meta:document-statistic meta:object-count="150"/>
  </office:meta>
</office:document-meta>
</file>